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Bauhaus Std Light" svg:font-family="'Bauhaus Std Light'" style:font-pitch="variable"/>
    <style:font-face style:name="Raleway" svg:font-family="Raleway" style:font-pitch="variable"/>
    <style:font-face style:name="Ubuntu" svg:font-family="Ubuntu" style:font-pitch="variable"/>
    <style:font-face style:name="Ubuntu Condensed" svg:font-family="'Ubuntu Condensed'"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strich Sans" svg:font-family="'Ostrich Sans'" style:font-adornments="Regular" style:font-family-generic="swiss" style:font-pitch="variable"/>
    <style:font-face style:name="Ostrich Sans Black" svg:font-family="'Ostrich Sans Black'" style:font-adornments="Black" style:font-family-generic="swiss" style:font-pitch="variable"/>
    <style:font-face style:name="Ostrich Sans Bold" svg:font-family="'Ostrich Sans Bold'" style:font-adornments="Bold" style:font-family-generic="swiss" style:font-pitch="variable"/>
    <style:font-face style:name="Ostrich Sans Dashed" svg:font-family="'Ostrich Sans Dashed'" style:font-adornments="Regular" style:font-family-generic="swiss" style:font-pitch="variable"/>
    <style:font-face style:name="Ostrich Sans Dashed Medium" svg:font-family="'Ostrich Sans Dashed Medium'" style:font-adornments="Regular" style:font-family-generic="swiss" style:font-pitch="variable"/>
    <style:font-face style:name="Ostrich Sans Inline" svg:font-family="'Ostrich Sans Inline'" style:font-adornments="Regular" style:font-family-generic="swiss" style:font-pitch="variable"/>
    <style:font-face style:name="Ostrich Sans Light" svg:font-family="'Ostrich Sans Light'" style:font-adornments="Light" style:font-family-generic="swiss" style:font-pitch="variable"/>
    <style:font-face style:name="Ostrich Sans Medium" svg:font-family="'Ostrich Sans Medium'" style:font-adornments="Regular" style:font-family-generic="swiss" style:font-pitch="variable"/>
    <style:font-face style:name="Ostrich Sans Rounded" svg:font-family="'Ostrich Sans Rounded'" style:font-family-generic="swiss" style:font-pitch="variable"/>
    <style:font-face style:name="Ostrich Sans Rounded1" svg:font-family="'Ostrich Sans Rounded'" style:font-adornments="Regular" style:font-family-generic="swiss" style:font-pitch="variable"/>
    <style:font-face style:name="Ostrich Sans Rounded Medium" svg:font-family="'Ostrich Sans Rounded Medium'"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4pt" style:font-size-asian="14pt" style:font-size-complex="14pt"/>
    </style:style>
    <style:style style:name="P3" style:family="paragraph" style:parent-style-name="Standard">
      <style:text-properties style:font-name="Ubuntu" fo:font-size="16pt" style:font-size-asian="16pt" style:font-size-complex="16pt"/>
    </style:style>
    <style:style style:name="P4" style:family="paragraph" style:parent-style-name="Standard">
      <style:text-properties style:font-name="Ubuntu" fo:font-size="16pt" fo:font-weight="normal" style:font-size-asian="16pt" style:font-weight-asian="normal" style:font-size-complex="16pt" style:font-weight-complex="normal"/>
    </style:style>
    <style:style style:name="P5" style:family="paragraph" style:parent-style-name="Standard">
      <style:text-properties style:font-name="Ubuntu" fo:font-size="18pt" style:font-size-asian="18pt" style:font-size-complex="18pt"/>
    </style:style>
    <style:style style:name="P6" style:family="paragraph" style:parent-style-name="Standard">
      <style:text-properties style:font-name="Ubuntu" fo:font-size="18pt" fo:font-weight="normal" style:font-size-asian="18pt" style:font-weight-asian="normal" style:font-size-complex="18pt" style:font-weight-complex="normal"/>
    </style:style>
    <style:style style:name="P7" style:family="paragraph" style:parent-style-name="Standard">
      <style:text-properties style:font-name="Ubuntu" fo:font-size="10pt" style:font-size-asian="10pt" style:font-size-complex="10pt"/>
    </style:style>
    <style:style style:name="P8" style:family="paragraph" style:parent-style-name="Standard">
      <style:text-properties style:font-name="Raleway" fo:font-size="10pt" fo:font-weight="bold" style:font-size-asian="10pt" style:font-weight-asian="bold" style:font-size-complex="10pt" style:font-weight-complex="bold"/>
    </style:style>
    <style:style style:name="P9" style:family="paragraph" style:parent-style-name="Standard">
      <style:text-properties style:font-name="Raleway" fo:font-size="14pt" fo:font-weight="bold" style:font-size-asian="14pt" style:font-weight-asian="bold" style:font-size-complex="14pt" style:font-weight-complex="bold"/>
    </style:style>
    <style:style style:name="P10" style:family="paragraph" style:parent-style-name="Standard">
      <style:text-properties style:font-name="Raleway" fo:font-size="14pt" fo:font-weight="normal" style:font-size-asian="14pt" style:font-weight-asian="normal" style:font-size-complex="14pt" style:font-weight-complex="normal"/>
    </style:style>
    <style:style style:name="P11" style:family="paragraph" style:parent-style-name="Standard">
      <style:text-properties style:font-name="Raleway" fo:font-size="16pt" style:font-size-asian="16pt" style:font-size-complex="16pt"/>
    </style:style>
    <style:style style:name="P12" style:family="paragraph" style:parent-style-name="Standard">
      <style:text-properties style:font-name="Raleway" fo:font-size="16pt" fo:font-weight="bold" style:font-size-asian="16pt" style:font-weight-asian="bold" style:font-size-complex="16pt" style:font-weight-complex="bold"/>
    </style:style>
    <style:style style:name="P13" style:family="paragraph" style:parent-style-name="Standard">
      <style:text-properties style:font-name="Raleway" fo:font-size="18pt" fo:font-weight="bold" style:font-size-asian="18pt" style:font-weight-asian="bold" style:font-size-complex="18pt" style:font-weight-complex="bold"/>
    </style:style>
    <style:style style:name="P14" style:family="paragraph" style:parent-style-name="Standard">
      <style:text-properties style:font-name="Raleway" fo:font-size="18pt" fo:font-weight="normal" style:font-size-asian="18pt" style:font-weight-asian="normal" style:font-size-complex="18pt" style:font-weight-complex="normal"/>
    </style:style>
    <style:style style:name="P15" style:family="paragraph" style:parent-style-name="Standard">
      <style:text-properties style:font-name="Raleway" fo:font-weight="bold" style:font-weight-asian="bold" style:font-weight-complex="bold"/>
    </style:style>
    <style:style style:name="P16" style:family="paragraph" style:parent-style-name="Standard">
      <style:text-properties style:font-name="Raleway" fo:font-size="12pt" fo:font-weight="bold" style:font-size-asian="12pt" style:font-weight-asian="bold" style:font-size-complex="12pt" style:font-weight-complex="bold"/>
    </style:style>
    <style:style style:name="P17" style:family="paragraph" style:parent-style-name="Standard">
      <style:text-properties style:font-name="Raleway" fo:font-size="12pt" fo:font-weight="normal" style:font-size-asian="12pt" style:font-weight-asian="normal" style:font-size-complex="12pt" style:font-weight-complex="normal"/>
    </style:style>
    <style:style style:name="P18" style:family="paragraph" style:parent-style-name="Standard">
      <style:text-properties style:font-name="Raleway" fo:font-size="8pt" fo:font-weight="bold" style:font-size-asian="7pt" style:font-weight-asian="bold" style:font-size-complex="8pt" style:font-weight-complex="bold"/>
    </style:style>
    <style:style style:name="P19" style:family="paragraph" style:parent-style-name="Standard">
      <style:text-properties style:font-name="Georgia" fo:font-size="10pt" fo:font-weight="normal" style:font-size-asian="10pt" style:font-weight-asian="normal" style:font-size-complex="10pt" style:font-weight-complex="normal"/>
    </style:style>
    <style:style style:name="P20" style:family="paragraph" style:parent-style-name="Standard">
      <style:text-properties style:font-name="Georgia" fo:font-size="14pt" fo:font-weight="normal" style:font-size-asian="14pt" style:font-weight-asian="normal" style:font-size-complex="14pt" style:font-weight-complex="normal"/>
    </style:style>
    <style:style style:name="P21" style:family="paragraph" style:parent-style-name="Standard">
      <style:text-properties style:font-name="Georgia" fo:font-size="16pt" fo:font-weight="normal" style:font-size-asian="16pt" style:font-weight-asian="normal" style:font-size-complex="16pt" style:font-weight-complex="normal"/>
    </style:style>
    <style:style style:name="P22" style:family="paragraph" style:parent-style-name="Standard">
      <style:text-properties style:font-name="Georgia" fo:font-size="18pt" fo:font-weight="normal" style:font-size-asian="18pt" style:font-weight-asian="normal" style:font-size-complex="18pt" style:font-weight-complex="normal"/>
    </style:style>
    <style:style style:name="P23" style:family="paragraph" style:parent-style-name="Standard">
      <style:text-properties style:font-name="Georgia" fo:font-weight="normal" style:font-weight-asian="normal" style:font-weight-complex="normal"/>
    </style:style>
    <style:style style:name="P24" style:family="paragraph" style:parent-style-name="Standard">
      <style:text-properties style:font-name="Georgia" fo:font-size="12pt" fo:font-weight="normal" style:font-size-asian="12pt" style:font-weight-asian="normal" style:font-size-complex="12pt" style:font-weight-complex="normal"/>
    </style:style>
    <style:style style:name="P25" style:family="paragraph" style:parent-style-name="Standard">
      <style:text-properties style:font-name="Georgia" fo:font-size="6pt" fo:font-weight="normal" style:font-size-asian="5.25pt" style:font-weight-asian="normal" style:font-size-complex="6pt" style:font-weight-complex="normal"/>
    </style:style>
    <style:style style:name="P26" style:family="paragraph" style:parent-style-name="Standard">
      <style:text-properties style:use-window-font-color="true" style:font-name="Raleway" fo:font-size="12pt" fo:font-weight="bold" fo:background-color="transparent" style:font-size-asian="12pt" style:font-weight-asian="bold" style:font-size-complex="12pt" style:font-weight-complex="bold"/>
    </style:style>
    <style:style style:name="P27" style:family="paragraph" style:parent-style-name="Standard">
      <style:text-properties style:use-window-font-color="true" style:font-name="Raleway" fo:font-size="12pt" fo:font-weight="normal" fo:background-color="transparent" style:font-size-asian="12pt" style:font-weight-asian="normal" style:font-size-complex="12pt" style:font-weight-complex="normal"/>
    </style:style>
    <style:style style:name="P28" style:family="paragraph" style:parent-style-name="Standard">
      <style:text-properties style:use-window-font-color="true" style:font-name="Raleway" fo:font-size="12pt" fo:font-weight="250" fo:background-color="transparent" style:font-size-asian="12pt" style:font-weight-asian="normal" style:font-size-complex="12pt" style:font-weight-complex="normal"/>
    </style:style>
    <style:style style:name="P29" style:family="paragraph" style:parent-style-name="Standard">
      <style:text-properties style:use-window-font-color="true" style:font-name="Raleway" fo:font-size="14pt" fo:font-weight="normal" fo:background-color="transparent" style:font-size-asian="14pt" style:font-weight-asian="normal" style:font-size-complex="14pt" style:font-weight-complex="normal"/>
    </style:style>
    <style:style style:name="P30" style:family="paragraph" style:parent-style-name="Standard">
      <style:text-properties style:use-window-font-color="true" style:font-name="Raleway" fo:font-size="14pt" fo:font-weight="250" fo:background-color="transparent" style:font-size-asian="14pt" style:font-weight-asian="normal" style:font-size-complex="14pt" style:font-weight-complex="normal"/>
    </style:style>
    <style:style style:name="P31" style:family="paragraph" style:parent-style-name="Standard">
      <style:text-properties style:font-name="Ubuntu Condensed" fo:font-size="18pt" fo:font-weight="normal" style:font-size-asian="18pt" style:font-weight-asian="normal" style:font-size-complex="18pt" style:font-weight-complex="normal"/>
    </style:style>
    <style:style style:name="P32" style:family="paragraph" style:parent-style-name="Standard">
      <style:text-properties style:font-name="Ostrich Sans Rounded" fo:font-size="28pt" fo:font-weight="normal" style:font-size-asian="28pt" style:font-weight-asian="normal" style:font-size-complex="28pt" style:font-weight-complex="normal"/>
    </style:style>
    <style:style style:name="P33" style:family="paragraph" style:parent-style-name="Standard">
      <style:text-properties style:font-name="Bauhaus Std Light" fo:font-size="40pt" fo:font-weight="normal" style:font-size-asian="40pt" style:font-weight-asian="normal" style:font-size-complex="40pt" style:font-weight-complex="normal"/>
    </style:style>
    <style:style style:name="P34" style:family="paragraph" style:parent-style-name="Standard" style:master-page-name="">
      <style:paragraph-properties fo:line-height="150%" style:page-number="auto" style:shadow="none">
        <style:drop-cap/>
      </style:paragraph-properties>
      <style:text-properties style:font-name="Georgia" fo:font-size="14pt" fo:font-weight="normal" style:font-size-asian="14pt" style:font-weight-asian="normal" style:font-size-complex="14pt" style:font-weight-complex="normal"/>
    </style:style>
    <style:style style:name="P35" style:family="paragraph" style:parent-style-name="Standard">
      <style:paragraph-properties fo:padding="0.074cm" fo:border-left="none" fo:border-right="none" fo:border-top="none" fo:border-bottom="0.06pt solid #000000" style:join-border="false"/>
      <style:text-properties style:use-window-font-color="true" style:font-name="Raleway" fo:font-size="14pt" fo:font-weight="normal" fo:background-color="transparent" style:font-size-asian="14pt" style:font-weight-asian="normal" style:font-size-complex="14pt" style:font-weight-complex="normal"/>
    </style:style>
    <style:style style:name="P36" style:family="paragraph" style:parent-style-name="Standard">
      <style:text-properties style:use-window-font-color="true" style:font-name="Raleway" fo:font-size="14pt" fo:font-weight="normal" fo:background-color="transparent" style:font-size-asian="14pt" style:font-weight-asian="normal" style:font-size-complex="14pt" style:font-weight-complex="normal"/>
    </style:style>
    <style:style style:name="P37" style:family="paragraph" style:parent-style-name="Standard">
      <style:text-properties style:use-window-font-color="true" style:font-name="Raleway" fo:font-size="12pt" fo:font-weight="normal" fo:background-color="transparent" style:font-size-asian="12pt" style:font-weight-asian="normal" style:font-size-complex="12pt" style:font-weight-complex="normal"/>
    </style:style>
    <style:style style:name="P38" style:family="paragraph" style:parent-style-name="Standard">
      <style:text-properties style:font-name="Ostrich Sans Rounded" fo:font-size="28pt" fo:font-weight="normal" style:font-size-asian="28pt" style:font-weight-asian="normal" style:font-size-complex="28pt" style:font-weight-complex="normal"/>
    </style:style>
    <style:style style:name="P39" style:family="paragraph" style:parent-style-name="Standard">
      <style:text-properties style:font-name="Ostrich Sans Medium" fo:font-size="22pt" fo:font-weight="normal" style:font-size-asian="22pt" style:font-weight-asian="normal" style:font-size-complex="22pt" style:font-weight-complex="normal"/>
    </style:style>
    <style:style style:name="P40" style:family="paragraph" style:parent-style-name="Standard">
      <style:text-properties style:font-name="Ostrich Sans Black" fo:font-size="20pt" fo:font-weight="normal" style:font-size-asian="20pt" style:font-weight-asian="normal" style:font-size-complex="2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buntu: </text:p>
      <text:p text:style-name="P7">10 pt</text:p>
      <text:p text:style-name="P7">Lorem ipsum dolor sit amet, consectetur adipiscing elit. Quisque elementum elit aliquet purus viverra congue.</text:p>
      <text:p text:style-name="P1"/>
      <text:p text:style-name="P1">12 pt</text:p>
      <text:p text:style-name="P1">Lorem ipsum dolor sit amet, consectetur adipiscing elit. Quisque elementum elit aliquet purus viverra congue.</text:p>
      <text:p text:style-name="P1"/>
      <text:p text:style-name="P2">14 pt</text:p>
      <text:p text:style-name="P2">Lorem ipsum dolor sit amet, consectetur adipiscing elit. Quisque elementum elit aliquet purus viverra congue.</text:p>
      <text:p text:style-name="P1"/>
      <text:p text:style-name="P3">16 pt</text:p>
      <text:p text:style-name="P3">Lorem ipsum dolor sit amet, consectetur adipiscing elit. Quisque elementum elit aliquet purus viverra congue.</text:p>
      <text:p text:style-name="P3"/>
      <text:p text:style-name="P5">18 pt</text:p>
      <text:p text:style-name="P5">Lorem ipsum dolor sit amet, consectetur adipiscing elit. Quisque elementum elit aliquet purus viverra congue.</text:p>
      <text:p text:style-name="P5"/>
      <text:p text:style-name="P9">Raleway (bold)</text:p>
      <text:p text:style-name="P8">10 pt</text:p>
      <text:p text:style-name="P8">Lorem ipsum dolor sit amet, consectetur adipiscing elit. Quisque elementum elit aliquet purus viverra congue.</text:p>
      <text:p text:style-name="P15"/>
      <text:p text:style-name="P15">12 pt</text:p>
      <text:p text:style-name="P15">Lorem ipsum dolor sit amet, consectetur adipiscing elit. Quisque elementum elit aliquet purus viverra congue.</text:p>
      <text:p text:style-name="P15"/>
      <text:p text:style-name="P9">14 pt</text:p>
      <text:p text:style-name="P9">Lorem ipsum dolor sit amet, consectetur adipiscing elit. Quisque elementum elit aliquet purus viverra congue.</text:p>
      <text:p text:style-name="P15"/>
      <text:p text:style-name="P12">16 pt</text:p>
      <text:p text:style-name="P12">Lorem ipsum dolor sit amet, consectetur adipiscing elit. Quisque elementum elit aliquet purus viverra congue.</text:p>
      <text:p text:style-name="P11"/>
      <text:p text:style-name="P13">18 pt</text:p>
      <text:p text:style-name="P13">Lorem ipsum dolor sit amet, consectetur adipiscing elit. Quisque elementum elit aliquet purus viverra congue.</text:p>
      <text:p text:style-name="P13"/>
      <text:p text:style-name="P19"><text:bookmark-start text:name="__DdeLink__8_1265464824"/><text:soft-page-break/>10 pt</text:p>
      <text:p text:style-name="P19">Lorem ipsum dolor sit amet, consectetur adipiscing elit. Quisque elementum elit aliquet purus viverra congue.</text:p>
      <text:p text:style-name="P23"/>
      <text:p text:style-name="P23">12 pt</text:p>
      <text:p text:style-name="P23">Lorem ipsum dolor sit amet, consectetur adipiscing elit. Quisque elementum elit aliquet purus viverra congue.</text:p>
      <text:p text:style-name="P23"/>
      <text:p text:style-name="P20">14 pt</text:p>
      <text:p text:style-name="P20">Lorem ipsum dolor sit amet, consectetur adipiscing elit. Quisque elementum elit aliquet purus viverra congue.</text:p>
      <text:p text:style-name="P23"/>
      <text:p text:style-name="P21">16 pt</text:p>
      <text:p text:style-name="P21">Lorem ipsum dolor sit amet, consectetur adipiscing elit. Quisque elementum elit aliquet purus viverra congue.</text:p>
      <text:p text:style-name="P21"/>
      <text:p text:style-name="P22">18 pt</text:p>
      <text:p text:style-name="P22">Lorem ipsum dolor sit amet, consectetur adipiscing elit. Quisque elementum elit aliquet purus viverra congue.<text:bookmark-end text:name="__DdeLink__8_1265464824"/></text:p>
      <text:p text:style-name="P13"/>
      <text:p text:style-name="P13"/>
      <text:p text:style-name="P9">18pt headers, 14 pt body:</text:p>
      <text:p text:style-name="P9"/>
      <text:p text:style-name="P14">Lorem ipsum dolor sit amet</text:p>
      <text:p text:style-name="P18"/>
      <text:p text:style-name="P34">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24"/>
      <text:p text:style-name="P24"/>
      <text:p text:style-name="P24"/>
      <text:p text:style-name="P24"/>
      <text:p text:style-name="P22">Lorem ipsum dolor sit amet</text:p>
      <text:p text:style-name="P25"/>
      <text:p text:style-name="P10">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9"><text:soft-page-break/></text:p>
      <text:p text:style-name="P9"/>
      <text:p text:style-name="P6">Lorem Ipsum Dolor Sit Amet</text:p>
      <text:p text:style-name="P10">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9"/>
      <text:p text:style-name="P4">Lorem Ipsum Dolor Sit Amet</text:p>
      <text:p text:style-name="P1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16"/>
      <text:p text:style-name="P26"/>
      <text:p text:style-name="P6"><text:bookmark-start text:name="__DdeLink__145_505821994"/>Lorem Ipsum Dolor Sit Amet</text:p>
      <text:p text:style-name="P2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29"/>
      <text:p text:style-name="P29"/>
      <text:p text:style-name="P31">Lorem Ipsum Dolor Sit Amet</text:p>
      <text:p text:style-name="P30"><text:bookmark-end text:name="__DdeLink__145_505821994"/>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30"/>
      <text:p text:style-name="P32">Lorem Ipsum Dolor Sit Amet</text:p>
      <text:p text:style-name="P2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29"/>
      <text:p text:style-name="P29"/>
      <text:p text:style-name="P29"/>
      <text:p text:style-name="P32"><text:soft-page-break/>Lorem Ipsum Dolor Sit Amet</text:p>
      <text:p text:style-name="P30">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33">Lorem Ipsum Dolor Sit Amet</text:p>
      <text:p text:style-name="P2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29"/>
      <text:p text:style-name="P32">Lorem Ipsum Dolor Sit Amet</text:p>
      <text:p text:style-name="P28">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29"/>
      <text:p text:style-name="P35"/>
      <text:p text:style-name="P29">Body: Raleway regular 12pt &amp; 14pt. Headings: Ostrich sans rounded 28pt vs Ubuntu 16pt &amp; 18pt</text:p>
      <text:p text:style-name="P29"/>
      <text:p text:style-name="P32">Lorem Ipsum Dolor Sit Amet</text:p>
      <text:p text:style-name="P2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29"/>
      <text:p text:style-name="P32">Lorem Ipsum Dolor Sit Amet</text:p>
      <text:p text:style-name="P2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29"/>
      <text:p text:style-name="P29"/>
      <text:p text:style-name="P39"><text:soft-page-break/>Lorem Ipsum Dolor Sit Amet</text:p>
      <text:p text:style-name="P2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29"/>
      <text:p text:style-name="P39">Lorem Ipsum Dolor Sit Amet</text:p>
      <text:p text:style-name="P2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29"/>
      <text:p text:style-name="P40">Lorem Ipsum Dolor Sit Amet</text:p>
      <text:p text:style-name="P2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29"/>
      <text:p text:style-name="P40">Lorem Ipsum Dolor Sit Amet</text:p>
      <text:p text:style-name="P2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29"/>
      <text:p text:style-name="P32">Lorem Ipsum Dolor Sit Amet</text:p>
      <text:p text:style-name="P2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29"/>
      <text:p text:style-name="P29"/>
      <text:p text:style-name="P29"/>
      <text:p text:style-name="P4">Lorem Ipsum Dolor Sit Amet</text:p>
      <text:p text:style-name="P1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16"/>
      <text:p text:style-name="P26"><text:soft-page-break/></text:p>
      <text:p text:style-name="P6">Lorem Ipsum Dolor Sit Amet</text:p>
      <text:p text:style-name="P2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Bauhaus Std Light" svg:font-family="'Bauhaus Std Light'" style:font-pitch="variable"/>
    <style:font-face style:name="Raleway" svg:font-family="Raleway" style:font-pitch="variable"/>
    <style:font-face style:name="Ubuntu" svg:font-family="Ubuntu" style:font-pitch="variable"/>
    <style:font-face style:name="Ubuntu Condensed" svg:font-family="'Ubuntu Condensed'"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strich Sans" svg:font-family="'Ostrich Sans'" style:font-adornments="Regular" style:font-family-generic="swiss" style:font-pitch="variable"/>
    <style:font-face style:name="Ostrich Sans Black" svg:font-family="'Ostrich Sans Black'" style:font-adornments="Black" style:font-family-generic="swiss" style:font-pitch="variable"/>
    <style:font-face style:name="Ostrich Sans Bold" svg:font-family="'Ostrich Sans Bold'" style:font-adornments="Bold" style:font-family-generic="swiss" style:font-pitch="variable"/>
    <style:font-face style:name="Ostrich Sans Dashed" svg:font-family="'Ostrich Sans Dashed'" style:font-adornments="Regular" style:font-family-generic="swiss" style:font-pitch="variable"/>
    <style:font-face style:name="Ostrich Sans Dashed Medium" svg:font-family="'Ostrich Sans Dashed Medium'" style:font-adornments="Regular" style:font-family-generic="swiss" style:font-pitch="variable"/>
    <style:font-face style:name="Ostrich Sans Inline" svg:font-family="'Ostrich Sans Inline'" style:font-adornments="Regular" style:font-family-generic="swiss" style:font-pitch="variable"/>
    <style:font-face style:name="Ostrich Sans Light" svg:font-family="'Ostrich Sans Light'" style:font-adornments="Light" style:font-family-generic="swiss" style:font-pitch="variable"/>
    <style:font-face style:name="Ostrich Sans Medium" svg:font-family="'Ostrich Sans Medium'" style:font-adornments="Regular" style:font-family-generic="swiss" style:font-pitch="variable"/>
    <style:font-face style:name="Ostrich Sans Rounded" svg:font-family="'Ostrich Sans Rounded'" style:font-family-generic="swiss" style:font-pitch="variable"/>
    <style:font-face style:name="Ostrich Sans Rounded1" svg:font-family="'Ostrich Sans Rounded'" style:font-adornments="Regular" style:font-family-generic="swiss" style:font-pitch="variable"/>
    <style:font-face style:name="Ostrich Sans Rounded Medium" svg:font-family="'Ostrich Sans Rounded Medium'"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v </meta:initial-creator>
    <meta:creation-date>2013-09-21T09:10:35</meta:creation-date>
    <dc:date>2013-09-22T00:56:54</dc:date>
    <dc:creator>Liav </dc:creator>
    <meta:editing-duration>PT8M55S</meta:editing-duration>
    <meta:editing-cycles>5</meta:editing-cycles>
    <meta:generator>LibreOffice/3.5$Linux_X86_64 LibreOffice_project/350m1$Build-2</meta:generator>
    <meta:document-statistic meta:table-count="0" meta:image-count="0" meta:object-count="0" meta:page-count="6" meta:paragraph-count="72" meta:word-count="1343" meta:character-count="8556" meta:non-whitespace-character-count="7284"/>
  </office:meta>
</office:document-meta>
</file>